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3f05" officeooo:paragraph-rsid="001a3f05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a3f05" officeooo:paragraph-rsid="001a3f05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a8f3a" officeooo:paragraph-rsid="001a3f05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a8f3a" officeooo:paragraph-rsid="0024757e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a8f3a" officeooo:paragraph-rsid="0024757e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ef731" officeooo:paragraph-rsid="0024757e" style:font-weight-asian="bold" style:font-weight-complex="bold"/>
    </style:style>
    <style:style style:name="P7" style:family="paragraph" style:parent-style-name="Standard" style:list-style-name="L4">
      <style:paragraph-properties fo:text-align="start" style:justify-single-word="false"/>
      <style:text-properties style:text-underline-style="solid" style:text-underline-width="auto" style:text-underline-color="font-color" fo:font-weight="normal" officeooo:rsid="0024757e" officeooo:paragraph-rsid="0024757e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officeooo:rsid="001b6cfd" officeooo:paragraph-rsid="0024757e"/>
    </style:style>
    <style:style style:name="P9" style:family="paragraph" style:parent-style-name="Standard">
      <style:paragraph-properties fo:text-align="start" style:justify-single-word="false"/>
      <style:text-properties style:text-underline-style="none" officeooo:rsid="001d4bb5" officeooo:paragraph-rsid="0024757e"/>
    </style:style>
    <style:style style:name="P10" style:family="paragraph" style:parent-style-name="Standard">
      <style:paragraph-properties fo:text-align="center" style:justify-single-word="false"/>
      <style:text-properties style:text-underline-style="none" officeooo:rsid="001d4bb5" officeooo:paragraph-rsid="001ef731"/>
    </style:style>
    <style:style style:name="P11" style:family="paragraph" style:parent-style-name="Standard">
      <style:paragraph-properties fo:text-align="start" style:justify-single-word="false"/>
      <style:text-properties style:text-underline-style="none" officeooo:rsid="001e580f" officeooo:paragraph-rsid="0024757e"/>
    </style:style>
    <style:style style:name="P12" style:family="paragraph" style:parent-style-name="Standard">
      <style:paragraph-properties fo:text-align="start" style:justify-single-word="false"/>
      <style:text-properties style:text-underline-style="none" officeooo:rsid="001ef731" officeooo:paragraph-rsid="0024757e"/>
    </style:style>
    <style:style style:name="P13" style:family="paragraph" style:parent-style-name="Standard">
      <style:paragraph-properties fo:text-align="center" style:justify-single-word="false"/>
      <style:text-properties style:text-underline-style="none" fo:font-weight="bold" officeooo:rsid="001faf41" officeooo:paragraph-rsid="001faf41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bold" officeooo:rsid="001faf41" officeooo:paragraph-rsid="001faf41" style:font-weight-asian="bold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style:text-underline-style="none" fo:font-weight="bold" officeooo:rsid="001faf41" officeooo:paragraph-rsid="001faf41" style:font-weight-asian="bold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style:text-underline-style="none" fo:font-weight="bold" officeooo:rsid="00215ee6" officeooo:paragraph-rsid="00215ee6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text-underline-style="none" fo:font-weight="bold" officeooo:rsid="00215ee6" officeooo:paragraph-rsid="00215ee6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text-underline-style="none" fo:font-weight="bold" officeooo:rsid="002324c0" officeooo:paragraph-rsid="002324c0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bold" officeooo:rsid="0026d16a" officeooo:paragraph-rsid="0026d16a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style:text-underline-style="none" fo:font-weight="normal" officeooo:rsid="00215ee6" officeooo:paragraph-rsid="00215ee6" style:font-weight-asian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text-underline-style="none" fo:font-weight="normal" officeooo:rsid="00215ee6" officeooo:paragraph-rsid="001faf41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underline-style="none" fo:font-weight="normal" officeooo:rsid="002324c0" officeooo:paragraph-rsid="002324c0" style:font-weight-asian="normal" style:font-weight-complex="normal"/>
    </style:style>
    <style:style style:name="P23" style:family="paragraph" style:parent-style-name="Standard" style:list-style-name="L4">
      <style:paragraph-properties fo:text-align="start" style:justify-single-word="false"/>
      <style:text-properties style:text-underline-style="none" fo:font-weight="normal" officeooo:rsid="0024757e" officeooo:paragraph-rsid="0024757e" style:font-weight-asian="normal" style:font-weight-complex="normal"/>
    </style:style>
    <style:style style:name="P24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24757e" officeooo:paragraph-rsid="0024757e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text-underline-style="none" fo:font-weight="normal" officeooo:rsid="0024757e" officeooo:paragraph-rsid="0024757e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text-underline-style="none" fo:font-weight="normal" officeooo:rsid="0026d16a" officeooo:paragraph-rsid="0026d16a" style:font-weight-asian="normal" style:font-weight-complex="normal"/>
    </style:style>
    <style:style style:name="P27" style:family="paragraph" style:parent-style-name="Standard">
      <style:paragraph-properties fo:text-align="center" style:justify-single-word="false" style:writing-mode="lr-tb"/>
      <style:text-properties style:text-underline-style="solid" style:text-underline-width="auto" style:text-underline-color="font-color" officeooo:rsid="001a8f3a" officeooo:paragraph-rsid="0024757e"/>
    </style:style>
    <style:style style:name="P28" style:family="paragraph">
      <style:paragraph-properties fo:text-align="center"/>
    </style:style>
    <style:style style:name="P29" style:family="paragraph">
      <loext:graphic-properties draw:fill="none" draw:fill-color="#ffffff"/>
    </style:style>
    <style:style style:name="P30" style:family="paragraph">
      <loext:graphic-properties draw:fill-color="#ff0000"/>
      <style:paragraph-properties fo:text-align="center"/>
    </style:style>
    <style:style style:name="P31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officeooo:rsid="001e580f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15ee6" style:font-weight-asian="normal" style:font-weight-complex="normal"/>
    </style:style>
    <style:style style:name="T5" style:family="text">
      <style:text-properties fo:font-weight="normal" officeooo:rsid="002324c0" style:font-weight-asian="normal" style:font-weight-complex="normal"/>
    </style:style>
    <style:style style:name="T6" style:family="text">
      <style:text-properties officeooo:rsid="002324c0"/>
    </style:style>
    <style:style style:name="T7" style:family="text">
      <style:text-properties officeooo:rsid="0024757e"/>
    </style:style>
    <style:style style:name="T8" style:family="text">
      <style:text-properties officeooo:rsid="00252e34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121cm" fo:text-indent="-0.635cm" fo:margin-left="10.12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416cm" fo:min-width="0.41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1.36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dash" draw:stroke-dash="Fine_20_Dashed" svg:stroke-width="0.035cm" svg:stroke-color="#ff4000" draw:marker-start-width="0.406cm" draw:marker-end-width="0.406cm" draw:fill-color="#ff0000" draw:textarea-horizontal-align="center" draw:textarea-vertical-align="middle" fo:padding-top="0.018cm" fo:padding-bottom="0.018cm" fo:padding-left="0.018cm" fo:padding-right="0.018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61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Julian Guillermo Zapata Rugeles </text:p>
      <text:p text:style-name="P1"/>
      <text:p text:style-name="P1"/>
      <text:p text:style-name="P1">Solución propuesta para parcial 1 informática 2 Ude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CONSIDERACIÓN </text:p>
      <text:p text:style-name="P4"/>
      <text:p text:style-name="P27"><draw:line text:anchor-type="paragraph" draw:z-index="1" draw:name="Forma3" draw:style-name="gr1" draw:text-style-name="P28" svg:x1="0.328cm" svg:y1="3.787cm" svg:x2="4.727cm" svg:y2="0.459cm"><text:p/></draw:line><draw:frame text:anchor-type="paragraph" draw:z-index="5" draw:name="Forma6" draw:style-name="gr5" draw:text-style-name="P31" svg:width="0.53cm" svg:height="0.615cm" svg:x="2.835cm" svg:y="0.136cm"><draw:text-box><text:p><text:span text:style-name="T9">A</text:span></text:p></draw:text-box></draw:frame></text:p>
      <text:p text:style-name="P27"/>
      <text:p text:style-name="P5"><draw:ellipse text:anchor-type="paragraph" draw:z-index="4" draw:name="Forma5" draw:style-name="gr4" draw:text-style-name="P30" svg:width="1.865cm" svg:height="3.021cm" svg:x="1.386cm" svg:y="0.011cm" draw:kind="arc" draw:start-angle="284.38" draw:end-angle="87.47"><text:p/></draw:ellipse><draw:ellipse text:anchor-type="paragraph" draw:z-index="7" draw:name="Forma5" draw:style-name="gr4" draw:text-style-name="P30" svg:width="1.865cm" svg:height="3.021cm" svg:x="1.386cm" svg:y="0.011cm" draw:kind="arc" draw:start-angle="284.38" draw:end-angle="87.47"><text:p/></draw:ellipse></text:p>
      <text:p text:style-name="P5"/>
      <text:p text:style-name="P5"><draw:frame text:anchor-type="paragraph" draw:z-index="3" draw:name="Forma4" draw:style-name="gr3" draw:text-style-name="P29" svg:width="13.23cm" svg:height="1.366cm" svg:x="4.531cm" svg:y="0.474cm"><draw:text-box><text:p>El cuerpo tiene velocidad Inicial V0 y forma un ángulo <text:span text:style-name="T9">A</text:span><text:span text:style-name="T3"> <text:s/>con el plano </text:span><text:span text:style-name="T3">horizontal (linea intermitente roja) </text:span></text:p></draw:text-box></draw:frame></text:p>
      <text:p text:style-name="P5"/>
      <text:p text:style-name="P5"><draw:custom-shape text:anchor-type="paragraph" draw:z-index="2" draw:name="Forma2" draw:style-name="gr2" svg:width="0.586cm" svg:height="0.586cm" svg:x="0.328cm" svg:y="0.2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"/>
      <text:p text:style-name="P4"><draw:line text:anchor-type="paragraph" draw:z-index="0" draw:name="Forma1" draw:style-name="gr1" draw:text-style-name="P28" svg:x1="0.3cm" svg:y1="0.062cm" svg:x2="14.392cm" svg:y2="0.062cm"><text:p/></draw:line></text:p>
      <text:p text:style-name="P8">Como resultado obtenemos la formula VF = V0 <text:s/>sin(α). donde VF es la velocidad del cuerpo dado su velocidad Inicial y ángulo que forma con el plano horizontal.</text:p>
      <text:p text:style-name="P12">x(t) =x0 +vx T</text:p>
      <text:p text:style-name="P12">con = cons = v0 cos a</text:p>
      <text:p text:style-name="P12">vx(t)</text:p>
      <text:p text:style-name="P8"/>
      <text:p text:style-name="P8"/>
      <text:p text:style-name="P9">Sobre el cuerpo no actual fuerza horizontal por lo que tomaremos la gravedad que actúa verticalmente</text:p>
      <text:p text:style-name="P9"><text:span text:style-name="T1">y(t) = y0 + Vyt -(1/2)gt**2</text:span></text:p>
      <text:p text:style-name="P11">con vy(t) = vy<text:span text:style-name="T2"> gt = v0 <text:s/>sin(a) – gt </text:span></text:p>
      <text:p text:style-name="P9"><draw:ellipse text:anchor-type="paragraph" draw:z-index="8" draw:name="Forma7" draw:style-name="gr1" draw:text-style-name="P28" svg:width="11.344cm" svg:height="11.143cm" draw:transform="skewX (-0.0682423737529784) rotate (-2.37574217781468) translate (13.350875cm 6.18419444444444cm)" draw:kind="arc" draw:start-angle="220.31" draw:end-angle="279.31"><text:p/></draw:ellipse></text:p>
      <text:p text:style-name="P9"/>
      <text:p text:style-name="P9"/>
      <text:p text:style-name="P9"><draw:custom-shape text:anchor-type="paragraph" draw:z-index="9" draw:name="Forma2" draw:style-name="gr2" svg:width="0.586cm" svg:height="0.586cm" svg:x="1.711cm" svg:y="0.0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9"/>
      <text:p text:style-name="P9"><draw:line text:anchor-type="paragraph" draw:z-index="6" draw:name="Forma1" draw:style-name="gr1" draw:text-style-name="P28" svg:x1="0.383cm" svg:y1="0.863cm" svg:x2="14.475cm" svg:y2="0.863cm"><text:p/></draw:line></text:p>
      <text:p text:style-name="P9"/>
      <text:p text:style-name="P9"/>
      <text:p text:style-name="P9"/>
      <text:p text:style-name="P2"/>
      <text:p text:style-name="P2"/>
      <text:p text:style-name="P2"/>
      <text:p text:style-name="P2"/>
      <text:p text:style-name="P3"/>
      <text:p text:style-name="P3"/>
      <text:p text:style-name="P3"><text:soft-page-break/></text:p>
      <text:p text:style-name="P10"/>
      <text:p text:style-name="P13">SOLUCIÓN </text:p>
      <text:p text:style-name="P13"/>
      <text:p text:style-name="P21"/>
      <text:p text:style-name="P17">Definición variables </text:p>
      <text:p text:style-name="P14"><text:span text:style-name="T3">Definir </text:span><text:span text:style-name="T4">3 </text:span><text:span text:style-name="T3">constantes de tipo insigned [size ] int para Definir </text:span><text:span text:style-name="T4">las alturas de ambos cañones y una distancia D que separa los cañones en el plano horizontal </text:span></text:p>
      <text:list xml:id="list249808855" text:style-name="L1">
        <text:list-item>
          <text:p text:style-name="P15"><text:span text:style-name="T3">const altura de cañón A </text:span></text:p>
        </text:list-item>
        <text:list-item>
          <text:p text:style-name="P16"><text:span text:style-name="T3">const altura de </text:span><text:span text:style-name="T5">cañón</text:span><text:span text:style-name="T3"> B </text:span></text:p>
        </text:list-item>
        <text:list-item>
          <text:p text:style-name="P16"><text:span text:style-name="T3">const distancia entre <text:s/></text:span><text:span text:style-name="T5">cañón</text:span><text:span text:style-name="T3"> A y B</text:span></text:p>
        </text:list-item>
      </text:list>
      <text:p text:style-name="P17"/>
      <text:p text:style-name="P18">Sistema de colisión del cañón defensa </text:p>
      <text:p text:style-name="P22">recibir el puntero que contenga la posición de la bala del cañón enemigo <text:s/>y determinar si la trayectoria de la bala en ese momento está en camino a colisionar con el , <text:s/>esta alerta colisión <text:s/>se dará si la bala enemiga evaluada en ese tiempo está a 0,005 de distancia del cañón 2 <text:s/></text:p>
      <text:list xml:id="list1685328745" text:style-name="L4">
        <text:list-item>
          <text:p text:style-name="P23">al ser efectivo que la bala puede colisionar con el cañón se debe calcular </text:p>
          <text:p text:style-name="P23">una trayectoria (ángulo y velocidad 0) para disparar en defensa </text:p>
          <text:p text:style-name="P7"/>
        </text:list-item>
      </text:list>
      <text:p text:style-name="P20"/>
      <text:p text:style-name="P20"/>
      <text:p text:style-name="P17">Movimiento de la bala <text:span text:style-name="T7">enemiga </text:span></text:p>
      <text:p text:style-name="P20">Crear una función que calcule l<text:span text:style-name="T6">a trayectoria que seguirá la bala enemiga , la función usará los datos iniciales del enemigo (el ángulo , la velocidad inicial ) con la que se lanzó la bala desde el sitio enemigo.</text:span></text:p>
      <text:list xml:id="list2931627815" text:style-name="L3">
        <text:list-item>
          <text:p text:style-name="P24">Determinar en un tiempo X la posición de la bala <text:s/>y verificar en el sistema de colisión <text:span text:style-name="T8">si es una amenaza.</text:span></text:p>
        </text:list-item>
      </text:list>
      <text:p text:style-name="P25"/>
      <text:p text:style-name="P19">Detectar la proximidad de las balas para generar la Explosión </text:p>
      <text:p text:style-name="P19"/>
      <text:p text:style-name="P26">Cuando la bala enemiga fue lanzada y se alertó de una posible colisión se disparó una bala para contrarrestarla , <text:s/>esta bala además tiene un sistema de alerta que verificará si la posición de la bala enemiga en comparación con la bala defensa y si esta está en un rango determinado explotará 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7T14:09:31.989943990</meta:creation-date>
    <dc:date>2020-10-17T15:45:07.390547198</dc:date>
    <meta:editing-duration>PT34M18S</meta:editing-duration>
    <meta:editing-cycles>9</meta:editing-cycles>
    <meta:generator>LibreOffice/6.1.5.2$Linux_X86_64 LibreOffice_project/10$Build-2</meta:generator>
    <meta:document-statistic meta:table-count="0" meta:image-count="0" meta:object-count="0" meta:page-count="2" meta:paragraph-count="26" meta:word-count="349" meta:character-count="1892" meta:non-whitespace-character-count="1550"/>
  </office:meta>
</office:document-meta>
</file>